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a423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l análisis de imágenes</text:h>
      <text:p text:style-name="Standard">Estos son los datos que produce un simple análisis de imágenes. El software de análisis de imágenes que hemos utilizado para este propósito es <office:annotation office:name="__Annotation__2992_1733192627"><dc:creator>Unknown Author</dc:creator><dc:date>2019-01-26T13:59:26.148000000</dc:date><text:p text:style-name="P2"><text:span text:style-name="T1">Will link to fotoforensics.com</text:span></text:p></office:annotation>FotoForensics<office:annotation-end office:name="__Annotation__2992_1733192627"/>. Los analistas fotográficos profesionales pueden a lo mejor extraer aún más información de los datos de las imágenes.</text:p>
      <text:p text:style-name="Standard">Las coordenadas GPS fueron censuradas por nosotros posteriormente porque eran demasiado precisas para nosotros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Original</text:p>
          </table:table-cell>
          <table:table-cell table:style-name="Table1.B1" office:value-type="string">
            <text:p text:style-name="P1">Anonimizado</text:p>
          </table:table-cell>
        </table:table-row>
        <table:table-row>
          <table:table-cell table:style-name="Table1.A2" office:value-type="string">
            <text:p text:style-name="P1">Imagen original</text:p>
          </table:table-cell>
          <table:table-cell table:style-name="Table1.B2" office:value-type="string">
            <text:p text:style-name="P1">Imagen anonimizado</text:p>
          </table:table-cell>
        </table:table-row>
        <table:table-row>
          <table:table-cell table:style-name="Table1.A2" office:value-type="string">
            <text:p text:style-name="P1">Imagen ELA original</text:p>
          </table:table-cell>
          <table:table-cell table:style-name="Table1.B2" office:value-type="string">
            <text:p text:style-name="P1">Imagen ELA anonimizado</text:p>
          </table:table-cell>
        </table:table-row>
        <table:table-row>
          <table:table-cell table:style-name="Table1.A2" office:value-type="string">
            <text:p text:style-name="P1">JPEG original</text:p>
          </table:table-cell>
          <table:table-cell table:style-name="Table1.B2" office:value-type="string">
            <text:p text:style-name="P1">JPEG anonimizado</text:p>
          </table:table-cell>
        </table:table-row>
        <table:table-row>
          <table:table-cell table:style-name="Table1.A2" office:value-type="string">
            <text:p text:style-name="P1">Metadatos originales</text:p>
          </table:table-cell>
          <table:table-cell table:style-name="Table1.B2" office:value-type="string">
            <text:p text:style-name="P1">Metadatos anonimizad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3:59:02.930000000</meta:creation-date>
    <dc:date>2019-01-26T14:01:18.793000000</dc:date>
    <meta:editing-duration>PT2M16S</meta:editing-duration>
    <meta:editing-cycles>1</meta:editing-cycles>
    <meta:document-statistic meta:table-count="1" meta:image-count="0" meta:object-count="0" meta:page-count="1" meta:paragraph-count="13" meta:word-count="81" meta:character-count="572" meta:non-whitespace-character-count="504"/>
    <meta:generator>LibreOffice/6.1.4.2$Windows_X86_64 LibreOffice_project/9d0f32d1f0b509096fd65e0d4bec26ddd1938fd3</meta:generator>
  </office:meta>
</office:document-meta>
</file>